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1.584cm" fo:min-width="9.203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126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1.584cm" fo:min-width="1.47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002cm" fo:min-width="0cm"/>
    </style:style>
    <style:style style:name="gr10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color="#5983b0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5983b0" draw:textarea-vertical-align="middle"/>
    </style:style>
    <style:style style:name="P1" style:family="paragraph">
      <loext:graphic-properties draw:fill-color="#b4c7dc"/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60pt" style:font-size-asian="18pt" style:font-size-complex="18pt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6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measurelines" svg:width="9.703cm" svg:height="11.834cm" svg:x="9.763cm" svg:y="4.048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/>
          <draw:enhanced-geometry svg:viewBox="0 0 21600 21600" draw:type="rectangle" draw:enhanced-path="M 0 0 L 21600 0 21600 21600 0 21600 0 0 Z N"/>
        </draw:custom-shape>
        <draw:connector draw:style-name="gr2" draw:text-style-name="P2" draw:layer="measurelines" draw:line-skew="-3.916cm" svg:x1="2.098cm" svg:y1="9.693cm" svg:x2="6.013cm" svg:y2="9.482cm" draw:start-shape="id1" draw:start-glue-point="10" draw:end-shape="id2" draw:end-glue-point="0" svg:d="M2098 9693v-4629h3915v4418" svg:viewBox="0 0 3916 4630">
          <text:p/>
        </draw:connector>
        <draw:connector draw:style-name="gr2" draw:text-style-name="P2" draw:layer="measurelines" draw:line-skew="2.668cm" svg:x1="6.013cm" svg:y1="12.055cm" svg:x2="2.11cm" svg:y2="11.536cm" draw:start-shape="id2" draw:start-glue-point="2" draw:end-shape="id1" draw:end-glue-point="6" svg:d="M6013 12055v3169h-3903v-3688" svg:viewBox="0 0 3904 3689">
          <text:p/>
        </draw:connector>
        <draw:connector draw:style-name="gr2" draw:text-style-name="P2" draw:layer="measurelines" svg:x1="8.46cm" svg:y1="12.028cm" svg:x2="9.765cm" svg:y2="14.97cm" draw:start-shape="id3" draw:start-glue-point="6" draw:end-shape="id4" draw:end-glue-point="5" svg:d="M8460 12028v2942h1305" svg:viewBox="0 0 1306 2943">
          <text:p/>
        </draw:connector>
        <draw:connector draw:style-name="gr2" draw:text-style-name="P2" draw:layer="measurelines" svg:x1="19.466cm" svg:y1="4.91cm" svg:x2="21.828cm" svg:y2="5.164cm" draw:start-shape="id4" draw:start-glue-point="6" draw:end-shape="id5" draw:end-glue-point="4" svg:d="M19466 4910h1180v254h1182" svg:viewBox="0 0 2363 255">
          <text:p/>
        </draw:connector>
        <draw:connector draw:style-name="gr2" draw:text-style-name="P2" draw:layer="measurelines" draw:line-skew="2.72cm" svg:x1="19.466cm" svg:y1="15.112cm" svg:x2="21.828cm" svg:y2="15.224cm" draw:start-shape="id4" draw:start-glue-point="7" draw:end-shape="id5" draw:end-glue-point="5" svg:d="M19466 15112h3900v112h-1538" svg:viewBox="0 0 3901 113">
          <text:p/>
        </draw:connector>
        <draw:custom-shape draw:style-name="gr3" draw:text-style-name="P2" xml:id="id7" draw:id="id7" draw:layer="measurelines" svg:width="0.334cm" svg:height="0.532cm" svg:x="25.558cm" svg:y="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measurelines" svg:width="0.334cm" svg:height="0.532cm" svg:x="25.558cm" svg:y="15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measurelines" draw:line-skew="-1.838cm" svg:x1="23.804cm" svg:y1="15.366cm" svg:x2="25.558cm" svg:y2="15.378cm" draw:start-shape="id5" draw:start-glue-point="7" draw:end-shape="id6" draw:end-glue-point="6" svg:d="M23804 15366h-961v12h2715" svg:viewBox="0 0 2716 13">
          <text:p/>
        </draw:connector>
        <draw:connector draw:style-name="gr2" draw:text-style-name="P2" draw:layer="measurelines" svg:x1="23.804cm" svg:y1="5.164cm" svg:x2="25.558cm" svg:y2="5.157cm" draw:start-shape="id5" draw:start-glue-point="6" draw:end-shape="id7" draw:end-glue-point="6" svg:d="M23804 5164h877v-7h877" svg:viewBox="0 0 1755 8">
          <text:p/>
        </draw:connector>
        <draw:custom-shape draw:style-name="gr4" draw:text-style-name="P2" xml:id="id5" draw:id="id5" draw:layer="measurelines" svg:width="1.977cm" svg:height="11.834cm" svg:x="21.828cm" svg:y="4.302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/>
          <draw:enhanced-geometry svg:viewBox="0 0 21600 21600" draw:type="rectangle" draw:enhanced-path="M 0 0 L 21600 0 21600 21600 0 21600 0 0 Z N"/>
        </draw:custom-shape>
        <draw:g xml:id="id2" draw:id="id2">
          <draw:custom-shape draw:style-name="gr5" draw:text-style-name="P3" draw:layer="measurelines" svg:width="2.153cm" svg:height="2.573cm" svg:x="4.937cm" svg:y="9.48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measurelines" svg:x1="6.011cm" svg:y1="10.229cm" svg:x2="6.011cm" svg:y2="11.494cm">
            <text:p/>
          </draw:line>
        </draw:g>
        <draw:custom-shape draw:style-name="gr7" draw:text-style-name="P5" xml:id="id1" draw:id="id1" draw:layer="measurelines" svg:width="1.842cm" svg:height="1.843cm" draw:transform="rotate (1.57690497917688) translate (1.189cm 11.541cm)">
          <text:p text:style-name="P5"><text:span text:style-name="T1">~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" draw:id="id3" draw:layer="measurelines" svg:width="2.153cm" svg:height="2.573cm" svg:x="7.383cm" svg:y="9.455cm">
          <text:p text:style-name="P3">+</text:p>
          <text:p text:style-name="P3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9" draw:text-style-name="P3" draw:layer="measurelines" svg:width="0.755cm" svg:height="0.755cm" draw:transform="rotate (0.774053523259485) translate (11.433cm 7.684cm)">
            <text:p/>
            <draw:enhanced-geometry svg:viewBox="0 0 21600 21600" draw:mirror-horizontal="true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4" draw:layer="measurelines" svg:x1="11.962cm" svg:y1="7.136cm" svg:x2="12.548cm" svg:y2="7.709cm">
            <text:p/>
          </draw:line>
        </draw:g>
        <draw:g>
          <draw:custom-shape draw:style-name="gr9" draw:text-style-name="P3" draw:layer="measurelines" svg:width="0.754cm" svg:height="0.754cm" draw:transform="skewX (0.00139626340159547) rotate (2.35724168774354) translate (13.388cm 8.21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4" draw:layer="measurelines" svg:x1="13.94cm" svg:y1="7.686cm" svg:x2="13.36cm" svg:y2="8.265cm">
            <text:p/>
          </draw:line>
        </draw:g>
        <draw:g>
          <draw:custom-shape draw:style-name="gr9" draw:text-style-name="P3" draw:layer="measurelines" svg:width="0.754cm" svg:height="0.754cm" draw:transform="skewX (0.00139626340159547) rotate (2.35968514869633) translate (12.022cm 9.7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4" draw:layer="measurelines" svg:x1="12.574cm" svg:y1="9.219cm" svg:x2="11.992cm" svg:y2="9.797cm">
            <text:p/>
          </draw:line>
        </draw:g>
        <draw:line draw:style-name="gr11" draw:text-style-name="P6" draw:layer="measurelines" svg:x1="11.737cm" svg:y1="7.949cm" svg:x2="11.237cm" svg:y2="8.449cm">
          <text:p/>
        </draw:line>
        <draw:line draw:style-name="gr11" draw:text-style-name="P6" draw:layer="measurelines" svg:x1="11.737cm" svg:y1="8.948cm" svg:x2="11.237cm" svg:y2="8.448cm">
          <text:p/>
        </draw:line>
        <draw:line draw:style-name="gr11" draw:text-style-name="P6" draw:layer="measurelines" svg:x1="12.3cm" svg:y1="9.461cm" svg:x2="12.736cm" svg:y2="9.885cm">
          <text:p/>
        </draw:line>
        <draw:line draw:style-name="gr11" draw:text-style-name="P6" draw:layer="measurelines" svg:x1="13.236cm" svg:y1="9.385cm" svg:x2="12.743cm" svg:y2="9.848cm">
          <text:p/>
        </draw:line>
        <draw:g>
          <draw:custom-shape draw:style-name="gr9" draw:text-style-name="P3" draw:layer="measurelines" svg:width="0.754cm" svg:height="0.754cm" draw:transform="rotate (0.788365223125839) translate (12.865cm 9.26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4" draw:layer="measurelines" svg:x1="13.402cm" svg:y1="8.707cm" svg:x2="13.98cm" svg:y2="9.288cm">
            <text:p/>
          </draw:line>
        </draw:g>
        <draw:line draw:style-name="gr11" draw:text-style-name="P6" draw:layer="measurelines" svg:x1="14.172cm" svg:y1="8.448cm" svg:x2="13.677cm" svg:y2="8.963cm">
          <text:p/>
        </draw:line>
        <draw:line draw:style-name="gr11" draw:text-style-name="P6" draw:layer="measurelines" svg:x1="13.673cm" svg:y1="7.949cm" svg:x2="14.173cm" svg:y2="8.511cm">
          <text:p/>
        </draw:line>
        <draw:custom-shape draw:style-name="gr12" draw:text-style-name="P3" draw:layer="measurelines" svg:width="0.171cm" svg:height="0.172cm" svg:x="14.062cm" svg:y="8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measurelines" svg:x1="12.236cm" svg:y1="7.386cm" svg:x2="12.611cm" svg:y2="7.074cm">
          <text:p/>
        </draw:line>
        <draw:line draw:style-name="gr11" draw:text-style-name="P6" draw:layer="measurelines" svg:x1="13.11cm" svg:y1="7.449cm" svg:x2="12.673cm" svg:y2="7.074cm">
          <text:p/>
        </draw:line>
        <draw:custom-shape draw:style-name="gr12" draw:text-style-name="P3" xml:id="id9" draw:id="id9" draw:layer="measurelines" svg:width="0.171cm" svg:height="0.172cm" svg:x="12.586cm" svg:y="6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0" draw:id="id10" draw:layer="measurelines" svg:width="0.171cm" svg:height="0.172cm" svg:x="11.16cm" svg:y="8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measurelines" draw:line-skew="0.756cm -1.413cm" svg:x1="9.765cm" svg:y1="14.97cm" svg:x2="12.722cm" svg:y2="9.89cm" draw:start-shape="id4" draw:start-glue-point="5" draw:end-shape="id8" draw:end-glue-point="8" svg:d="M9765 14970h252 2705v-5080" svg:viewBox="0 0 2958 5081">
          <text:p/>
        </draw:connector>
        <draw:connector draw:style-name="gr13" draw:text-style-name="P3" draw:layer="measurelines" draw:line-skew="0cm 1.39cm" svg:x1="9.765cm" svg:y1="4.91cm" svg:x2="12.672cm" svg:y2="6.964cm" draw:start-shape="id4" draw:start-glue-point="4" draw:end-shape="id9" draw:end-glue-point="4" svg:d="M9765 4910h-504v27h3411v2027" svg:viewBox="0 0 3412 2055">
          <text:p/>
        </draw:connector>
        <draw:connector draw:style-name="gr2" draw:text-style-name="P2" draw:layer="measurelines" svg:x1="9.765cm" svg:y1="4.91cm" svg:x2="8.46cm" svg:y2="9.455cm" draw:start-shape="id4" draw:start-glue-point="4" draw:end-shape="id3" draw:end-glue-point="4" svg:d="M9765 4910h-1305v4545" svg:viewBox="0 0 1306 4546">
          <text:p/>
        </draw:connector>
        <draw:custom-shape draw:style-name="gr12" draw:text-style-name="P3" xml:id="id8" draw:id="id8" draw:layer="measurelines" svg:width="0.171cm" svg:height="0.172cm" svg:x="12.636cm" svg:y="9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6" draw:layer="measurelines" svg:width="0.719cm" svg:height="0.61cm" draw:transform="skewX (0.677362282698999) rotate (1.16500727570621) translate (12.4029999976545cm 11.4709753935516cm)" svg:viewBox="0 0 720 611" svg:d="M0 0c762 0 720 583 720 583l-42 28">
          <text:p/>
        </draw:path>
        <draw:connector draw:style-name="gr13" draw:text-style-name="P3" draw:layer="measurelines" svg:x1="11.16cm" svg:y1="8.427cm" svg:x2="11.668cm" svg:y2="11.414cm" draw:start-shape="id10" draw:start-glue-point="6" draw:end-shape="id11" draw:end-glue-point="3" svg:d="M11160 8427h-502v2987h1010" svg:viewBox="0 0 1011 2988">
          <text:p/>
        </draw:connector>
        <draw:line draw:style-name="gr11" draw:text-style-name="P6" xml:id="id11" draw:id="id11" draw:layer="measurelines" svg:x1="11.668cm" svg:y1="11.414cm" svg:x2="12.43cm" svg:y2="11.41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23:24:08.706243974</meta:creation-date>
    <dc:date>2021-05-03T00:54:17.195741859</dc:date>
    <meta:editing-duration>PT17M33S</meta:editing-duration>
    <meta:editing-cycles>3</meta:editing-cycles>
    <meta:generator>LibreOffice/6.4.6.2$Linux_X86_64 LibreOffice_project/40$Build-2</meta:generator>
    <meta:document-statistic meta:object-count="46"/>
  </office:meta>
</office:document-meta>
</file>